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d70b4" officeooo:paragraph-rsid="000d70b4" style:font-weight-asian="bold" style:font-weight-complex="bold"/>
    </style:style>
    <style:style style:name="P3" style:family="paragraph" style:parent-style-name="Standard">
      <style:text-properties fo:font-weight="bold" officeooo:rsid="00197218" officeooo:paragraph-rsid="00197218" style:font-weight-asian="bold" style:font-weight-complex="bold"/>
    </style:style>
    <style:style style:name="P4" style:family="paragraph" style:parent-style-name="Standard">
      <style:text-properties fo:font-weight="normal" officeooo:rsid="000d70b4" style:font-weight-asian="normal" style:font-weight-complex="normal"/>
    </style:style>
    <style:style style:name="P5" style:family="paragraph" style:parent-style-name="Standard">
      <style:text-properties fo:font-weight="normal" officeooo:rsid="000d70b4" officeooo:paragraph-rsid="000d70b4" style:font-weight-asian="normal" style:font-weight-complex="normal"/>
    </style:style>
    <style:style style:name="P6" style:family="paragraph" style:parent-style-name="Standard">
      <style:text-properties fo:font-weight="normal" officeooo:rsid="000d70b4" officeooo:paragraph-rsid="001074e4" style:font-weight-asian="normal" style:font-weight-complex="normal"/>
    </style:style>
    <style:style style:name="P7" style:family="paragraph" style:parent-style-name="Standard">
      <style:text-properties fo:font-weight="normal" officeooo:rsid="000d70b4" officeooo:paragraph-rsid="00124e37" style:font-weight-asian="normal" style:font-weight-complex="normal"/>
    </style:style>
    <style:style style:name="P8" style:family="paragraph" style:parent-style-name="Standard">
      <style:text-properties fo:font-weight="normal" officeooo:rsid="00124e37" officeooo:paragraph-rsid="00124e37" style:font-weight-asian="normal" style:font-weight-complex="normal"/>
    </style:style>
    <style:style style:name="P9" style:family="paragraph" style:parent-style-name="Standard">
      <style:text-properties fo:font-weight="normal" officeooo:rsid="001383d9" officeooo:paragraph-rsid="001383d9" style:font-weight-asian="normal" style:font-weight-complex="normal"/>
    </style:style>
    <style:style style:name="P10" style:family="paragraph" style:parent-style-name="Standard">
      <style:text-properties fo:font-weight="normal" officeooo:rsid="00146f93" officeooo:paragraph-rsid="00146f93" style:font-weight-asian="normal" style:font-weight-complex="normal"/>
    </style:style>
    <style:style style:name="P11" style:family="paragraph" style:parent-style-name="Standard">
      <style:text-properties fo:font-weight="normal" officeooo:rsid="0014f110" officeooo:paragraph-rsid="0014f110" style:font-weight-asian="normal" style:font-weight-complex="normal"/>
    </style:style>
    <style:style style:name="P12" style:family="paragraph" style:parent-style-name="Standard">
      <style:text-properties fo:font-weight="normal" officeooo:rsid="0017b2dd" officeooo:paragraph-rsid="0017b2dd" style:font-weight-asian="normal" style:font-weight-complex="normal"/>
    </style:style>
    <style:style style:name="P13" style:family="paragraph" style:parent-style-name="Standard">
      <style:text-properties fo:font-weight="normal" officeooo:rsid="0017b2dd" officeooo:paragraph-rsid="00188668" style:font-weight-asian="normal" style:font-weight-complex="normal"/>
    </style:style>
    <style:style style:name="P14" style:family="paragraph" style:parent-style-name="Standard">
      <style:text-properties fo:font-weight="normal" officeooo:rsid="00188668" officeooo:paragraph-rsid="00188668" style:font-weight-asian="normal" style:font-weight-complex="normal"/>
    </style:style>
    <style:style style:name="P15" style:family="paragraph" style:parent-style-name="Standard">
      <style:text-properties fo:font-weight="normal" officeooo:rsid="00197218" officeooo:paragraph-rsid="00197218" style:font-weight-asian="normal" style:font-weight-complex="normal"/>
    </style:style>
    <style:style style:name="P16" style:family="paragraph" style:parent-style-name="Standard">
      <style:text-properties fo:font-weight="normal" officeooo:rsid="000f03f1" officeooo:paragraph-rsid="000f03f1" style:font-weight-asian="normal" style:font-weight-complex="normal"/>
    </style:style>
    <style:style style:name="P17" style:family="paragraph" style:parent-style-name="Standard">
      <style:text-properties fo:font-weight="normal" officeooo:rsid="00162b9b" officeooo:paragraph-rsid="00146f93" style:font-weight-asian="normal" style:font-weight-complex="normal"/>
    </style:style>
    <style:style style:name="P18" style:family="paragraph" style:parent-style-name="Standard">
      <style:text-properties style:font-name="Liberation Serif" officeooo:paragraph-rsid="000d70b4"/>
    </style:style>
    <style:style style:name="P19" style:family="paragraph" style:parent-style-name="Standard">
      <style:text-properties officeooo:rsid="000d70b4" officeooo:paragraph-rsid="000d70b4"/>
    </style:style>
    <style:style style:name="P20" style:family="paragraph" style:parent-style-name="Text_20_body">
      <style:paragraph-properties fo:margin-left="0cm" fo:margin-right="0cm" fo:margin-top="0cm" fo:margin-bottom="0cm" style:contextual-spacing="false" fo:text-indent="0cm" style:auto-text-indent="false"/>
      <style:text-properties officeooo:rsid="000d70b4" officeooo:paragraph-rsid="000f03f1"/>
    </style:style>
    <style:style style:name="P21" style:family="paragraph" style:parent-style-name="Standard">
      <style:text-properties fo:font-weight="normal" officeooo:rsid="000f03f1" officeooo:paragraph-rsid="0011d908" style:font-weight-asian="normal" style:font-weight-complex="normal"/>
    </style:style>
    <style:style style:name="P22" style:family="paragraph" style:parent-style-name="Standard">
      <style:text-properties fo:font-weight="normal" officeooo:rsid="001bad4c" officeooo:paragraph-rsid="001b9017" style:font-weight-asian="normal" style:font-weight-complex="normal"/>
    </style:style>
    <style:style style:name="P23" style:family="paragraph" style:parent-style-name="Standard">
      <style:text-properties fo:font-weight="normal" officeooo:rsid="00197218" officeooo:paragraph-rsid="001b9017" style:font-weight-asian="normal" style:font-weight-complex="normal"/>
    </style:style>
    <style:style style:name="P24" style:family="paragraph" style:parent-style-name="Standard">
      <style:text-properties fo:font-weight="normal" officeooo:rsid="001e9e68" officeooo:paragraph-rsid="001b9017" style:font-weight-asian="normal" style:font-weight-complex="normal"/>
    </style:style>
    <style:style style:name="P25" style:family="paragraph" style:parent-style-name="Standard">
      <style:text-properties fo:font-weight="bold" officeooo:rsid="00197218" officeooo:paragraph-rsid="00197218" style:font-weight-asian="bold" style:font-weight-complex="bold"/>
    </style:style>
    <style:style style:name="P26" style:family="paragraph" style:parent-style-name="Standard">
      <style:text-properties fo:font-weight="bold" officeooo:rsid="00197218" officeooo:paragraph-rsid="001b9017" style:font-weight-asian="bold" style:font-weight-complex="bold"/>
    </style:style>
    <style:style style:name="T1" style:family="text">
      <style:text-properties officeooo:rsid="000d70b4"/>
    </style:style>
    <style:style style:name="T2" style:family="text">
      <style:text-properties style:text-position="super 58%" fo:language="fr" fo:country="BE" fo:font-weight="normal" officeooo:rsid="000d70b4" style:font-weight-asian="normal" style:font-name-complex="Arial" style:font-weight-complex="normal"/>
    </style:style>
    <style:style style:name="T3" style:family="text">
      <style:text-properties fo:language="fr" fo:country="BE" fo:font-weight="normal" style:font-weight-asian="normal" style:font-name-complex="Arial" style:font-weight-complex="normal"/>
    </style:style>
    <style:style style:name="T4" style:family="text">
      <style:text-properties fo:language="fr" fo:country="BE" fo:font-weight="normal" officeooo:rsid="000d70b4" style:font-weight-asian="normal" style:font-name-complex="Arial" style:font-weight-complex="normal"/>
    </style:style>
    <style:style style:name="T5" style:family="text">
      <style:text-properties fo:language="fr" fo:country="BE" style:font-name-complex="Arial"/>
    </style:style>
    <style:style style:name="T6" style:family="text">
      <style:text-properties officeooo:rsid="000f03f1"/>
    </style:style>
    <style:style style:name="T7" style:family="text">
      <style:text-properties officeooo:rsid="001074e4"/>
    </style:style>
    <style:style style:name="T8" style:family="text">
      <style:text-properties officeooo:rsid="0011d908"/>
    </style:style>
    <style:style style:name="T9" style:family="text">
      <style:text-properties officeooo:rsid="001383d9"/>
    </style:style>
    <style:style style:name="T10" style:family="text">
      <style:text-properties officeooo:rsid="00142fe8"/>
    </style:style>
    <style:style style:name="T11" style:family="text">
      <style:text-properties officeooo:rsid="0014f110"/>
    </style:style>
    <style:style style:name="T12" style:family="text">
      <style:text-properties officeooo:rsid="00162b9b"/>
    </style:style>
    <style:style style:name="T13" style:family="text">
      <style:text-properties officeooo:rsid="00171381"/>
    </style:style>
    <style:style style:name="T14" style:family="text">
      <style:text-properties officeooo:rsid="00188668"/>
    </style:style>
    <style:style style:name="T15" style:family="text">
      <style:text-properties officeooo:rsid="0018a956"/>
    </style:style>
    <style:style style:name="T16" style:family="text">
      <style:text-properties officeooo:rsid="001b9017"/>
    </style:style>
    <style:style style:name="T17" style:family="text">
      <style:text-properties fo:font-weight="normal" officeooo:rsid="001aec70" style:font-weight-asian="normal" style:font-weight-complex="normal"/>
    </style:style>
    <style:style style:name="T18" style:family="text">
      <style:text-properties officeooo:rsid="00232e39"/>
    </style:style>
    <style:style style:name="T19" style:family="text">
      <style:text-properties officeooo:rsid="001bad4c"/>
    </style:style>
    <style:style style:name="T20" style:family="text">
      <style:text-properties officeooo:rsid="00207f6a"/>
    </style:style>
    <style:style style:name="T21" style:family="text">
      <style:text-properties officeooo:rsid="001cfc44"/>
    </style:style>
    <style:style style:name="T22" style:family="text">
      <style:text-properties officeooo:rsid="001e9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4"/>
      <text:p text:style-name="P5"><text:tab/>Dans de le cadre de l'UE « ... » il nous a été donné comme projet la réalisation d'un jeu appelé rush-hour et de son solveur. Ce jeu est un casse tête. La grille, ou aire de jeu, est un carré de 6 cases sur 6. Les pièces placées sur le jeu sont des véhicules. On distingue :</text:p>
      <text:p text:style-name="P18"><text:span text:style-name="T4">-</text:span><text:span text:style-name="T3">Les voitures,</text:span><text:span text:style-name="T5"> qui occupent 2 cases adjacentes.</text:span></text:p>
      <text:p text:style-name="P18"><text:span text:style-name="T3">-Les camions, </text:span><text:span text:style-name="T5">qui occupent 3 cases adjacentes formant une ligne droite.</text:span></text:p>
      <text:p text:style-name="P18"><text:span text:style-name="T3">-La voiture rouge, </text:span><text:span text:style-name="T5">qui est aussi une voiture, mais qui se distingue des autres par le fait que c’est celle-là qu’il faut essayer de sortir de l’aire de jeu.</text:span></text:p>
      <text:p text:style-name="P18"><text:span text:style-name="T4">Le seul endroit où la voiture rouge peut sortir se trouve à droite de la case située en 3</text:span><text:span text:style-name="T2">ème</text:span><text:span text:style-name="T4"> ligne et en 6</text:span><text:span text:style-name="T2">ème</text:span><text:span text:style-name="T4"> colonne. Un véhicule ne peut se déplacer que sur une seule dimension, verticalement ou horizontalement, selon qu’il a été placé, respectivement, verticalement ou horizontalement. Il n’est pas permis d’enlever (ou de placer) un véhicule en cours de jeu. Le but du jeu est donc de faire sortir la voiture rouge de l’aire de jeu, en n’y effectuant que des déplacements légaux : c'est à dire un déplacement sur des cases libres sans passer outre d'autre véhicule.</text:span></text:p>
      <text:p text:style-name="P19"><text:tab/>Au cours du projet le cahier des charges évolue pour permettre d’étendre le rush-hour et d’implémenter aussi le jeu de l’âne-rouge, similaire au rush-hour mais dont les pièces peuvent être de taille et de largeur toutes deux différentes de 1 et se déplacent à la fois horizontalement et verticalement. De plus les dimensions du plateaux sont de 4 cases sur 5. Le nouveau solveur devant résoudre les configurations de l'âne-rouge</text:p>
      <text:p text:style-name="Standard"><text:tab/>Le projet sert de prétexte pour nous faire appréhender de manière ludique les nombreux outils utile et/<text:span text:style-name="T16">ou</text:span> nécessaire au développement. Les outils de compilations Make et CMake. Les logiciels de gestions de version git et svn. L’outil de débogage gdb. L’outil de recherche des fuites mémoires valgrind. L’outil de couverture de code gcov. Ainsi que l’importance des tests. <text:span text:style-name="T1">Nous avons aussi pu nous confronté au mécanisme du travail en équipe et à l’organisation que cela demande.</text:span></text:p>
      <text:p text:style-name="P20"/>
      <text:p text:style-name="P2">I-Organisation du projet :</text:p>
      <text:p text:style-name="P5"><text:tab/>1) Découpages des fonction en module et création de la bibliothèque.</text:p>
      <text:p text:style-name="P5"><text:tab/>2) Utilisation du logiciel GIT.</text:p>
      <text:p text:style-name="P5"><text:tab/>3) Répartition du travaille.</text:p>
      <text:p text:style-name="P2"/>
      <text:p text:style-name="P2">II- Implémentation des pi<text:span text:style-name="T6">è</text:span>ces :</text:p>
      <text:p text:style-name="P2"/>
      <text:p text:style-name="P2">III- Implémentation du plateau :</text:p>
      <text:p text:style-name="P2"/>
      <text:p text:style-name="P2">IV- Vérification et Test :</text:p>
      <text:p text:style-name="P2"/>
      <text:p text:style-name="P2">V- Implémentation du jeu :</text:p>
      <text:p text:style-name="P2"/>
      <text:p text:style-name="P16"><text:tab/>Maintenant que nous pouvons créer un plateau et les pièces qu'il contient, il reste à créer le jeu. C'est à dire les mécanismes qui vont permettre au joueur de communiquer avec l'ordinateur afin de jouer. Nous avons donc créer un fichier « main.c » qui constitue le jeu et se sert des modules précédemment vu.</text:p>
      <text:p text:style-name="P2"><text:tab/></text:p>
      <text:p text:style-name="P5"><text:tab/><text:span text:style-name="T6">1)La création d'un visuel du jeu :</text:span></text:p>
      <text:p text:style-name="P5"><text:tab/></text:p>
      <text:p text:style-name="P6"><text:tab/><text:span text:style-name="T6">Dans un premier temps pour permettre au joueur de jouer, il lui faut une manière de se représenter le jeu. Nous avons donc choisi d'afficher sur le terminal une version texte de la grille de plateau. Pour cela le jeu fait appel à une fonction : print_game qui ne retourne rien mais affiche l'état du jeu ou variable « game », passé en paramètre. Le principe est le suivant on affiche ligne par ligne, case par case, la grille de jeu affichant une case vide si cette dernière ne contient pas de pièce </text:span><text:soft-page-break/><text:span text:style-name="T6">ou bien le numéro de la pièce qui s'y trouve.</text:span></text:p>
      <text:p text:style-name="P21"><text:tab/>Dans la première version, aucune fonction de game.c ne permettaient de savoir si une pièce se trouvaient à une case ou non. Nous avons donc utilisé un tableau d'entiers (ou int) pour sauvegarder les positions des pièces. Dans un premier temps il était mis à vide à chaque appel de la fonction, puis chaque pièces y étaient placées une par une, en partant de leurs coordonnées (position la plus en bas à gauche) puis en parcourant la largeur ou la longueur de celle-ci.</text:p>
      <text:p text:style-name="P6"><text:tab/><text:span text:style-name="T7">Avec l'arrivée de la deuxième version du projet, le module game contient une fonction : game_square_pièce, qui pour un jeu passé en paramètre ainsi que deux entier représentant les coordonnées de la cases si une pièce s'y trouve et si oui laquelle. Il n'y avait plus besoin de sauvegarder les positions des pièces dans un tableau.</text:span></text:p>
      <text:p text:style-name="P7"><text:tab/><text:span text:style-name="T8">Cependant l'arriver de cette deuxième version posa un nouveau problème : comment positionné la sortie selon le jeu choisi? Celle-ci n'étant pas implémentée dans le module game mais propre au jeu choisi. Une structure game_option_s fut la réponse au problème concernant la différenciation de l'âne_rouge et du rush-hour mais aussi des autres jeux possiblement implémentable sur la même base :</text:span></text:p>
      <text:p text:style-name="P7"/>
      <text:p text:style-name="P8">struct game_option_s{</text:p>
      <text:p text:style-name="P8"><text:s text:c="2"/>char name[4];</text:p>
      <text:p text:style-name="P8"><text:s text:c="2"/>char file[30];</text:p>
      <text:p text:style-name="P8"><text:s text:c="2"/>int x_end;</text:p>
      <text:p text:style-name="P8"><text:s text:c="2"/>int y_end;</text:p>
      <text:p text:style-name="P8"><text:s text:c="2"/>int h_end;</text:p>
      <text:p text:style-name="P8">};</text:p>
      <text:p text:style-name="P7"/>
      <text:p text:style-name="P8">x_end et y_end qui codent la positions de la sortie (à laquelle doit se trouver la pièce 0 ou pièce à sortir), h_end qui précise la hauteur de la sortie. Un tableau de ces structures est ensuite créé :</text:p>
      <text:p text:style-name="P8"/>
      <text:p text:style-name="P8">typedef struct game_option_s game_option;</text:p>
      <text:p text:style-name="P8">game_option game_chose[] = {{"-rh", "game_rh.txt",4,3,1},{"-ar", "game_ar.txt",3,1,2}};</text:p>
      <text:p text:style-name="P8"/>
      <text:p text:style-name="P8">L'indice du tableau permettant de connaître le type de jeu et les informations relatives.</text:p>
      <text:p text:style-name="P12">Cette solution fut en réalité la deuxième car la première ne convenant à ce qui était imposé. Elle consistait en l'implémentation d'une pièce fantôme (qui n'ap<text:span text:style-name="T14">araissait</text:span> pas <text:span text:style-name="T14">et ne gêner pas ls autre pièce)</text:span> codant la sortie permettant une grande modularité et l'implémentation de n'importe quel type de jeu de ce type, facilitant aussi l'affichage.</text:p>
      <text:p text:style-name="P8"/>
      <text:p text:style-name="P8"><text:tab/>2)Les interactions entre le joueur et la machine :</text:p>
      <text:p text:style-name="P8"/>
      <text:p text:style-name="P8"><text:tab/>Après avoir réalisé le visuel du plateau de jeu il fallait pouvoir jouer. Nous avons donc commencé l'implémentation de ce qui constituerait une bonne partie de la fonction main. Nous voulions la manière suivant<text:span text:style-name="T12">e</text:span> de jouer : le joueur choisi une pièces qu'il désire bouger puis il indique dans quel direction et enfin de combien de case, afin de correspondre à la fonction play_move du module game.</text:p>
      <text:p text:style-name="P8"><text:tab/><text:span text:style-name="T9">Pour cela une premier boucle fut créée de la manière suivante :</text:span></text:p>
      <text:p text:style-name="P8"/>
      <text:p text:style-name="P9">while(!game_over(g, game_i)){</text:p>
      <text:p text:style-name="P9"/>
      <text:p text:style-name="P9">où game_over est une fonction qui grâce à l'entier game_i, renvoie le résultat de la fonction permettant de connaître si la fin du jeu est atteinte ou non comme par exemple game_over_hr pour le rush-hour. Après chaque mouvement, on retente de voir si le jeu c'est terminé. <text:span text:style-name="T11">Si oui on s'oriente vers la fin du programme, sinon on affiche le nouvel état du jeu.</text:span></text:p>
      <text:p text:style-name="P9"><text:tab/>Une deuxième <text:span text:style-name="T10">boucle while testant la variable good, pour savoir si le déplacement c'est bien </text:span><text:soft-page-break/><text:span text:style-name="T10">effectuer, est imbriquée dans la première. Si le déplacement c'est bien déroulé alors good prend la valeur true. Cette boucle est utile pour les fonctionnalités cancel qui permet de rejouer le présent coups (après sélection d'une mauvaise pièce ou d'une mauvaise direction) et restart qui permet de réinitialiser le jeu à son début. En effectuant un break on sort de cette boucle mais comme le jeu n'est pas terminé on y retourne.</text:span></text:p>
      <text:p text:style-name="P9"><text:tab/><text:span text:style-name="T10">Dans cette boucle se trouve trois bloc chacun consacré à la demande d'une des données suivante : pièces, direction, nombre de cases. Ils sont organisés de la même manière. Ils font appellent à une fonction chargé de mettre dans une variable passée en référence la donnée choisie par l'utilisateur et renvoie un code de retour selon cette dernière : 0 s'il s'agit de « cancel » , -1 pour « exit », -2 pour « restart » et 1 pour le reste. Pour demander à l'utilisateur de rentrer une donnée, nous avons fait appelle à la fonction read de la bibliothèque unistd :</text:span></text:p>
      <text:p text:style-name="P9"/>
      <text:p text:style-name="P10">#include &lt;unistd.h&gt;</text:p>
      <text:p text:style-name="P10"/>
      <text:p text:style-name="P10"><text:tab/>Le principe des fonctions take_piece_num, take_direction et take_number_case et le suivant : tant que le joueur ne choisie pas une donné correcte alors le programme lui affiche un message pour stipuler ce qu'il attend de lui. Une fois fait, la fonction renvoie le code de retour correspondant.</text:p>
      <text:p text:style-name="P10"><text:tab/>Un problème se pose toute fois pour convertir une chaîne de caractère tapée par le joueur en une variable dir. Pour ce problème une autre structure a été implémenté :</text:p>
      <text:p text:style-name="P10"/>
      <text:p text:style-name="P10">struct dir_option_s{</text:p>
      <text:p text:style-name="P10"><text:s text:c="2"/>char name[6];</text:p>
      <text:p text:style-name="P10"><text:s text:c="2"/>dir option;</text:p>
      <text:p text:style-name="P10">};</text:p>
      <text:p text:style-name="P10"/>
      <text:p text:style-name="P10">typedef struct dir_option_s dir_option;</text:p>
      <text:p text:style-name="P10">dir_option direction[] = {{"up",UP},{"down",DOWN},{"right",RIGHT},{"left",LEFT}};</text:p>
      <text:p text:style-name="P10"/>
      <text:p text:style-name="P11">Le tableau constitué de ces structures permet de facilement choisir la bonne option. Une comparaison à l'aide de strcmp permet de trouver la bonne structure et donc l'option associée.</text:p>
      <text:p text:style-name="P10"><text:tab/><text:span text:style-name="T12">Pour donner l'illusion que la pièce se déplace on fait appelle à la fonction system(« clear »).</text:span></text:p>
      <text:p text:style-name="P17">system permet de faire appelle à une commande unix passer en paramètre ici clear.</text:p>
      <text:p text:style-name="P10"><text:tab/><text:span text:style-name="T12">À la fin du jeu il ne faut pas oublier de penser à libérer la mémoire en supprimant les instances de game créé : un malloc = un free.</text:span></text:p>
      <text:p text:style-name="P10"/>
      <text:p text:style-name="P10"><text:tab/><text:span text:style-name="T13">3)Charger un jeu :</text:span></text:p>
      <text:p text:style-name="P10"/>
      <text:p text:style-name="P10"><text:tab/><text:span text:style-name="T13">Nous avons donc un jeu opérationnel, cependant ce pose la problème de l'initialisation de ce dernier. Nous avons choisie de pouvoir implémenter le jeu grâce à un fichier texte comprenant toutes les configurations pour un type de jeu donnée. « game_rh.txt » pour rush_hour, « game_ar.txt » pour l'âne_rouge. </text:span></text:p>
      <text:p text:style-name="P10"><text:tab/><text:span text:style-name="T13">Dans un premier temps il est nécessaire de choisir le type de jeu choisi en utilisant en option dans le terminal « -rh » ou « - ar ». Toujours grâce au tableau de structure game_option(vu plus haut) et la fonction strcmp il est possible de choisir le type de jeu souhaité sous la forme d'un indice game_i  et ainsi de charger le bon fichier texte.</text:span></text:p>
      <text:p text:style-name="P10"><text:tab/><text:span text:style-name="T13">Un level (int) sera aussi passé en paramètre dans le terminal pour indiquer quelle ligne du fichier texte sera utilisée (une ligne par configuration). Une ligne se compose de la manière suivante :</text:span></text:p>
      <text:p text:style-name="P13">&lt;width&gt;.&lt;height&gt;.&lt;nb_pièce&gt;.&lt;donnée_pièce_1&gt;.&lt;donnée_pièce_2&gt;…</text:p>
      <text:p text:style-name="P14">avec &lt;donné_pièce&gt; :</text:p>
      <text:p text:style-name="P14">&lt;x&gt;&lt;y&gt;&lt;height&gt;&lt;width&gt;&lt;can_move_x&gt;&lt;can_move_y&gt;</text:p>
      <text:p text:style-name="P14"><text:soft-page-break/><text:tab/>C'est la fonction int_game qui se chargera de créer le jeu avec comme paramètre le fichier et le level. Pour lire une ligne on utilise la fonction fgets, on lit autant de ligne que la valeur de level. Une fois la ligne, lu on utilise la fonction strtok pour découper la ligne à l'aide du caractère « . ». Les pièces sont créer une par une dans un tableau passer en paramètre à new_game. <text:span text:style-name="T15">Il faut penser à supprimer les pièces de ce tableau à la fin.</text:span></text:p>
      <text:p text:style-name="P14"><text:tab/><text:span text:style-name="T15">L'utilité d'un tel fichier texte est de pouvoir ajouter des configurations sans avoir à recompiler le programme.</text:span></text:p>
      <text:p text:style-name="P14"/>
      <text:p text:style-name="P3">VI- Le solveur :</text:p>
      <text:p text:style-name="P3"/>
      <text:p text:style-name="P26"><text:tab/><text:span text:style-name="T17">Le solveur demandé est un programme qui doit être capable de dire s'il existe une solution et si oui qu'elle est le nombre de mouvements minimum pour y parvenir.</text:span></text:p>
      <text:p text:style-name="P23"><text:tab/><text:span text:style-name="T19">Le principe que nous avons utilisé est le suivant : en partant de l'initialisation d'un jeu nous allons tester tous les déplacements possibles jusqu'à trouver une solution au jeu, si toutes les possibilités ont été testé sans pouvoir finir le jeu, ce dernier n'a pas de solution. Pour être sur de trouver la plus courte ou rapide des réponses possibles nous allons procéder de la manière qui suit :</text:span></text:p>
      <text:p text:style-name="P22">À partir d'une configuration donnée on exécute toutes les possibilités possibles, c'est à dire toute possibilité qui découle de cette configuration en utilisant un seul déplacement, que l'on met dans une file. <text:span text:style-name="T20">S</text:span>i une configuration termine le jeu on renvoie le nombre <text:span text:style-name="T21">de mouvements qu'il aura fallu pour y parvenir, sinon on refais la même chose à partir de la configuration suivante dans la file.Il est très important de ne jamais enfilé une configuration déjà testée. C'est pourquoi chaque configuration doit être sauvegardée pour pouvoir tester si une possibilité a déjà été joué.</text:span></text:p>
      <text:p text:style-name="P22"><text:tab/><text:span text:style-name="T22">Le grand problème d'une tel solution est quel demande énormément de mémoire. En effet (dans un cas extrême) pour un plateau de 6x6 avec 36 pièces d'une case, il existe 36! possibilité donc un ordre de grandeur de 10 puissance 41. 1Go de mémoire représente 8 x 10 puissance 9 bits. Il faudrait donc 10 puissance 32 bits de mémoire pour sauvegarder toutes les possibilités. Heureusement ici certaine configuration ne peuvent se réaliser car les pièces se bloquent les unes avec les autres, cependant l'espace requis reste conséquent il faut donc penser à optimisé l'utilisation de l'espace mémoire.</text:span></text:p>
      <text:p text:style-name="P24"><text:tab/>Ici les possibilités sont rassemblées dans un arbre appelé « arbre d'analyse ». La racine de cette arbre contient donc la configuration initiale du jeu. Les fils sont les configurations possibles avec un déplacement de plus (attention déplacement != de mouvements). Chaque variable de type game est convertie en un tableau d'entier int* game_int de taille nb_pieces de la manière suivante : une case contient un entier iixxyy, c'est à dire (numéro de pièce * 10000 + x * 100 + y). Chaque configuration de l'arbre est pointée, et donc représentée dans une table de hachage de taille 1024, qui contient une liste chaîné de manière dynamique. La fonction d'accés de cette table qui donne l'indice du tableau à utilisé est la suivante : (somme de tous les entiers du tableau int* game_int)%1024. On compare ensuite les tableaux déjà présent de celui que l'on propose. Si ce dernier n'existe pas alors on sauvegarde l'adresse de ce dernier dans l'arbre. On évite ainsi une copie inutile des données. L'utilisation de ce tableau d'entier permet d'économiser 24*32 bits soit 96 octets de mémoire par nouvelle configuration sauvegardée. En revanche cette solution ralentie considérablement le calcule car il faut convertir game en game_int et pouvoir faire l'inverse pour pouvoir joué depuis cette possibilité. Chaque noeud de l'arbre contient le tableau game_int et le nombre de mouvements qu'il aura fallu pour y parvenir. Il est donc facile de renvoyer le nombre de mouvements joués.</text:p>
      <text:p text:style-name="P22"><text:tab/><text:span text:style-name="T18">Notre solveur peut résoudre les possibilités les plus complexes du rush-hour avec un maximum de 3 secondes sur des ordinateurs de faible configuration et résout les cas simples du jeu de l'âne-rouge mais semble impossible de résoudre la configuration initiale de ce dernier. Nous pensons que le temps de calcul est exponentiel selon le nombre possibilité, c'est à dire que plus l'on s'éloigne de la racine de l'arbre d'analyse, plus le nombre de possibilitée augmente et plus il devient long de trouver la solution. Le programme semble correct en théorie mais semble faire trop de calcul à partir d'un certain seuil.</text:span></text:p>
      <text:p text:style-name="P15"><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6z0" style:family="text">
      <style:text-properties style:font-name="Arial" fo:font-family="Arial" style:font-family-generic="swiss" style:font-pitch="variable" fo:language="fr" fo:country="BE" fo:font-weight="bold" style:font-weight-asian="bold"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25:57.132607627</meta:creation-date>
    <dc:date>2016-04-22T22:25:59.604515255</dc:date>
    <meta:editing-duration>PT1H54M30S</meta:editing-duration>
    <meta:editing-cycles>7</meta:editing-cycles>
    <meta:generator>LibreOffice/4.2.8.2$Linux_X86_64 LibreOffice_project/420m0$Build-2</meta:generator>
    <meta:document-statistic meta:table-count="0" meta:image-count="0" meta:object-count="0" meta:page-count="5" meta:paragraph-count="73" meta:word-count="2313" meta:character-count="13792" meta:non-whitespace-character-count="11498"/>
  </office:meta>
</office:document-meta>
</file>